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ReportFor260Thre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3">
            <text:p>/channels/login.html;jsessionid=1eiysrkrwdqgc1ojpbmjwx1coo</text:p>
          </table:table-cell>
          <table:table-cell office:value-type="float" office:value="260" table:style-name="ce3">
            <text:p>260</text:p>
          </table:table-cell>
          <table:table-cell office:value-type="float" office:value="2815" table:style-name="ce3">
            <text:p>2815</text:p>
          </table:table-cell>
          <table:table-cell office:value-type="float" office:value="3" table:style-name="ce3">
            <text:p>3</text:p>
          </table:table-cell>
          <table:table-cell office:value-type="float" office:value="9433" table:style-name="ce3">
            <text:p>9433</text:p>
          </table:table-cell>
          <table:table-cell office:value-type="float" office:value="3620.80181261181" table:style-name="ce3">
            <text:p>3620.801813</text:p>
          </table:table-cell>
          <table:table-cell office:value-type="float" office:value="0" table:style-name="ce3">
            <text:p>0</text:p>
          </table:table-cell>
          <table:table-cell office:value-type="float" office:value="26.4415742906539" table:style-name="ce3">
            <text:p>26.44157429</text:p>
          </table:table-cell>
          <table:table-cell office:value-type="float" office:value="39.791470685446903" table:style-name="ce3">
            <text:p>39.79147069</text:p>
          </table:table-cell>
          <table:table-cell office:value-type="float" office:value="1541" table:style-name="ce3">
            <text:p>154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login.do</text:p>
          </table:table-cell>
          <table:table-cell office:value-type="float" office:value="260" table:style-name="ce3">
            <text:p>260</text:p>
          </table:table-cell>
          <table:table-cell office:value-type="float" office:value="1718" table:style-name="ce3">
            <text:p>1718</text:p>
          </table:table-cell>
          <table:table-cell office:value-type="float" office:value="18" table:style-name="ce3">
            <text:p>18</text:p>
          </table:table-cell>
          <table:table-cell office:value-type="float" office:value="11581" table:style-name="ce3">
            <text:p>11581</text:p>
          </table:table-cell>
          <table:table-cell office:value-type="float" office:value="2094.3757089068699" table:style-name="ce3">
            <text:p>2094.375709</text:p>
          </table:table-cell>
          <table:table-cell office:value-type="float" office:value="0" table:style-name="ce3">
            <text:p>0</text:p>
          </table:table-cell>
          <table:table-cell office:value-type="float" office:value="21.0407056728979" table:style-name="ce3">
            <text:p>21.04070567</text:p>
          </table:table-cell>
          <table:table-cell office:value-type="float" office:value="486.27138211135298" table:style-name="ce3">
            <text:p>486.2713821</text:p>
          </table:table-cell>
          <table:table-cell office:value-type="float" office:value="23665.646153846101" table:style-name="ce3">
            <text:p>23665.6461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;jsessionid=1omej8cc40r0mygnilxochde9</text:p>
          </table:table-cell>
          <table:table-cell office:value-type="float" office:value="20" table:style-name="ce3">
            <text:p>20</text:p>
          </table:table-cell>
          <table:table-cell office:value-type="float" office:value="1964" table:style-name="ce3">
            <text:p>1964</text:p>
          </table:table-cell>
          <table:table-cell office:value-type="float" office:value="7" table:style-name="ce3">
            <text:p>7</text:p>
          </table:table-cell>
          <table:table-cell office:value-type="float" office:value="9051" table:style-name="ce3">
            <text:p>9051</text:p>
          </table:table-cell>
          <table:table-cell office:value-type="float" office:value="3184.1216665667698" table:style-name="ce3">
            <text:p>3184.121667</text:p>
          </table:table-cell>
          <table:table-cell office:value-type="float" office:value="0" table:style-name="ce3">
            <text:p>0</text:p>
          </table:table-cell>
          <table:table-cell office:value-type="float" office:value="2.15308429325008" table:style-name="ce3">
            <text:p>2.153084293</text:p>
          </table:table-cell>
          <table:table-cell office:value-type="float" office:value="25.7755098436322" table:style-name="ce3">
            <text:p>25.77550984</text:p>
          </table:table-cell>
          <table:table-cell office:value-type="float" office:value="12258.75" table:style-name="ce3">
            <text:p>12258.7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;jsessionid=1e0u0ge8tm23f1l9se5l9qicdh</text:p>
          </table:table-cell>
          <table:table-cell office:value-type="float" office:value="20" table:style-name="ce1">
            <text:p>20</text:p>
          </table:table-cell>
          <table:table-cell office:value-type="float" office:value="833" table:style-name="ce1">
            <text:p>833</text:p>
          </table:table-cell>
          <table:table-cell office:value-type="float" office:value="33" table:style-name="ce1">
            <text:p>33</text:p>
          </table:table-cell>
          <table:table-cell office:value-type="float" office:value="1737" table:style-name="ce1">
            <text:p>1737</text:p>
          </table:table-cell>
          <table:table-cell office:value-type="float" office:value="468.44082870731899" table:style-name="ce1">
            <text:p>468.4408287</text:p>
          </table:table-cell>
          <table:table-cell office:value-type="float" office:value="0" table:style-name="ce1">
            <text:p>0</text:p>
          </table:table-cell>
          <table:table-cell office:value-type="float" office:value="2.0576131687242798" table:style-name="ce1">
            <text:p>2.057613169</text:p>
          </table:table-cell>
          <table:table-cell office:value-type="float" office:value="24.956697691615201" table:style-name="ce1">
            <text:p>24.95669769</text:p>
          </table:table-cell>
          <table:table-cell office:value-type="float" office:value="12420.05" table:style-name="ce1">
            <text:p>12420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home</text:p>
          </table:table-cell>
          <table:table-cell office:value-type="float" office:value="520" table:style-name="ce1">
            <text:p>520</text:p>
          </table:table-cell>
          <table:table-cell office:value-type="float" office:value="684" table:style-name="ce1">
            <text:p>684</text:p>
          </table:table-cell>
          <table:table-cell office:value-type="float" office:value="16" table:style-name="ce1">
            <text:p>16</text:p>
          </table:table-cell>
          <table:table-cell office:value-type="float" office:value="9110" table:style-name="ce1">
            <text:p>9110</text:p>
          </table:table-cell>
          <table:table-cell office:value-type="float" office:value="702.63368202823995" table:style-name="ce1">
            <text:p>702.633682</text:p>
          </table:table-cell>
          <table:table-cell office:value-type="float" office:value="0" table:style-name="ce1">
            <text:p>0</text:p>
          </table:table-cell>
          <table:table-cell office:value-type="float" office:value="32.471587361059001" table:style-name="ce1">
            <text:p>32.47158736</text:p>
          </table:table-cell>
          <table:table-cell office:value-type="float" office:value="636.800465608217" table:style-name="ce1">
            <text:p>636.8004656</text:p>
          </table:table-cell>
          <table:table-cell office:value-type="float" office:value="20081.669230769199" table:style-name="ce1">
            <text:p>20081.669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vtkosswhcvx429jnybqszkfn</text:p>
          </table:table-cell>
          <table:table-cell office:value-type="float" office:value="20" table:style-name="ce1">
            <text:p>20</text:p>
          </table:table-cell>
          <table:table-cell office:value-type="float" office:value="599" table:style-name="ce1">
            <text:p>599</text:p>
          </table:table-cell>
          <table:table-cell office:value-type="float" office:value="20" table:style-name="ce1">
            <text:p>20</text:p>
          </table:table-cell>
          <table:table-cell office:value-type="float" office:value="2380" table:style-name="ce1">
            <text:p>2380</text:p>
          </table:table-cell>
          <table:table-cell office:value-type="float" office:value="609.32612573235303" table:style-name="ce1">
            <text:p>609.3261257</text:p>
          </table:table-cell>
          <table:table-cell office:value-type="float" office:value="0" table:style-name="ce1">
            <text:p>0</text:p>
          </table:table-cell>
          <table:table-cell office:value-type="float" office:value="1.6396130513198801" table:style-name="ce1">
            <text:p>1.639613051</text:p>
          </table:table-cell>
          <table:table-cell office:value-type="float" office:value="19.898001337309299" table:style-name="ce1">
            <text:p>19.89800134</text:p>
          </table:table-cell>
          <table:table-cell office:value-type="float" office:value="12427.05" table:style-name="ce1">
            <text:p>12427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ergwpjbipihd1t7czosy7dfyz</text:p>
          </table:table-cell>
          <table:table-cell office:value-type="float" office:value="40" table:style-name="ce1">
            <text:p>40</text:p>
          </table:table-cell>
          <table:table-cell office:value-type="float" office:value="1201" table:style-name="ce1">
            <text:p>1201</text:p>
          </table:table-cell>
          <table:table-cell office:value-type="float" office:value="17" table:style-name="ce1">
            <text:p>17</text:p>
          </table:table-cell>
          <table:table-cell office:value-type="float" office:value="2414" table:style-name="ce1">
            <text:p>2414</text:p>
          </table:table-cell>
          <table:table-cell office:value-type="float" office:value="557.88722874788903" table:style-name="ce1">
            <text:p>557.8872287</text:p>
          </table:table-cell>
          <table:table-cell office:value-type="float" office:value="0" table:style-name="ce1">
            <text:p>0</text:p>
          </table:table-cell>
          <table:table-cell office:value-type="float" office:value="3.1291559101932198" table:style-name="ce1">
            <text:p>3.12915591</text:p>
          </table:table-cell>
          <table:table-cell office:value-type="float" office:value="75.579123029609605" table:style-name="ce1">
            <text:p>75.57912303</text:p>
          </table:table-cell>
          <table:table-cell office:value-type="float" office:value="24732.875" table:style-name="ce1">
            <text:p>24732.87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</text:p>
          </table:table-cell>
          <table:table-cell office:value-type="float" office:value="2720" table:style-name="ce3">
            <text:p>2720</text:p>
          </table:table-cell>
          <table:table-cell office:value-type="float" office:value="1704" table:style-name="ce3">
            <text:p>1704</text:p>
          </table:table-cell>
          <table:table-cell office:value-type="float" office:value="4" table:style-name="ce3">
            <text:p>4</text:p>
          </table:table-cell>
          <table:table-cell office:value-type="float" office:value="27192" table:style-name="ce3">
            <text:p>27192</text:p>
          </table:table-cell>
          <table:table-cell office:value-type="float" office:value="3592.4841193203702" table:style-name="ce3">
            <text:p>3592.484119</text:p>
          </table:table-cell>
          <table:table-cell office:value-type="float" office:value="6.2500000000000003E-3" table:style-name="ce3">
            <text:p>0.00625</text:p>
          </table:table-cell>
          <table:table-cell office:value-type="float" office:value="40.780833008485999" table:style-name="ce3">
            <text:p>40.78083301</text:p>
          </table:table-cell>
          <table:table-cell office:value-type="float" office:value="831.82199288209495" table:style-name="ce3">
            <text:p>831.8219929</text:p>
          </table:table-cell>
          <table:table-cell office:value-type="float" office:value="20886.913235294101" table:style-name="ce3">
            <text:p>20886.9132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;jsessionid=93r8g28kpgx61qnbs2eqyp2hy</text:p>
          </table:table-cell>
          <table:table-cell office:value-type="float" office:value="20" table:style-name="ce1">
            <text:p>20</text:p>
          </table:table-cell>
          <table:table-cell office:value-type="float" office:value="1012" table:style-name="ce1">
            <text:p>1012</text:p>
          </table:table-cell>
          <table:table-cell office:value-type="float" office:value="27" table:style-name="ce1">
            <text:p>27</text:p>
          </table:table-cell>
          <table:table-cell office:value-type="float" office:value="9020" table:style-name="ce1">
            <text:p>9020</text:p>
          </table:table-cell>
          <table:table-cell office:value-type="float" office:value="1895.4761004823999" table:style-name="ce1">
            <text:p>1895.4761</text:p>
          </table:table-cell>
          <table:table-cell office:value-type="float" office:value="0" table:style-name="ce1">
            <text:p>0</text:p>
          </table:table-cell>
          <table:table-cell office:value-type="float" office:value="2.0352091177368399" table:style-name="ce1">
            <text:p>2.035209118</text:p>
          </table:table-cell>
          <table:table-cell office:value-type="float" office:value="27.337986224178199" table:style-name="ce1">
            <text:p>27.33798622</text:p>
          </table:table-cell>
          <table:table-cell office:value-type="float" office:value="13754.9" table:style-name="ce1">
            <text:p>13754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plan-content-mo-aspect-name&amp;plan=mindalliance_com_channels_plans_acme&amp;v=1&amp;random=0.3502059567232353</text:p>
          </table:table-cell>
          <table:table-cell office:value-type="float" office:value="20" table:style-name="ce1">
            <text:p>20</text:p>
          </table:table-cell>
          <table:table-cell office:value-type="float" office:value="137" table:style-name="ce1">
            <text:p>137</text:p>
          </table:table-cell>
          <table:table-cell office:value-type="float" office:value="11" table:style-name="ce1">
            <text:p>11</text:p>
          </table:table-cell>
          <table:table-cell office:value-type="float" office:value="471" table:style-name="ce1">
            <text:p>471</text:p>
          </table:table-cell>
          <table:table-cell office:value-type="float" office:value="115.39480057610901" table:style-name="ce1">
            <text:p>115.3948006</text:p>
          </table:table-cell>
          <table:table-cell office:value-type="float" office:value="0" table:style-name="ce1">
            <text:p>0</text:p>
          </table:table-cell>
          <table:table-cell office:value-type="float" office:value="0.97813860223993698" table:style-name="ce1">
            <text:p>0.978138602</text:p>
          </table:table-cell>
          <table:table-cell office:value-type="float" office:value="7.0685797427495395E-2" table:style-name="ce1">
            <text:p>0.07068579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k4lggvuqkf61f498p6q9f7xb</text:p>
          </table:table-cell>
          <table:table-cell office:value-type="float" office:value="20" table:style-name="ce1">
            <text:p>20</text:p>
          </table:table-cell>
          <table:table-cell office:value-type="float" office:value="890" table:style-name="ce1">
            <text:p>890</text:p>
          </table:table-cell>
          <table:table-cell office:value-type="float" office:value="26" table:style-name="ce1">
            <text:p>26</text:p>
          </table:table-cell>
          <table:table-cell office:value-type="float" office:value="2148" table:style-name="ce1">
            <text:p>2148</text:p>
          </table:table-cell>
          <table:table-cell office:value-type="float" office:value="569.47966381601304" table:style-name="ce1">
            <text:p>569.4796638</text:p>
          </table:table-cell>
          <table:table-cell office:value-type="float" office:value="0" table:style-name="ce1">
            <text:p>0</text:p>
          </table:table-cell>
          <table:table-cell office:value-type="float" office:value="2.3416461772626098" table:style-name="ce1">
            <text:p>2.341646177</text:p>
          </table:table-cell>
          <table:table-cell office:value-type="float" office:value="52.276336201849901" table:style-name="ce1">
            <text:p>52.2763362</text:p>
          </table:table-cell>
          <table:table-cell office:value-type="float" office:value="22860.400000000001" table:style-name="ce1">
            <text:p>22860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part-actor-actualOrType&amp;plan=mindalliance_com_channels_plans_acme&amp;v=1&amp;random=0.5180513782894645</text:p>
          </table:table-cell>
          <table:table-cell office:value-type="float" office:value="20" table:style-name="ce1">
            <text:p>20</text:p>
          </table:table-cell>
          <table:table-cell office:value-type="float" office:value="1216" table:style-name="ce1">
            <text:p>1216</text:p>
          </table:table-cell>
          <table:table-cell office:value-type="float" office:value="83" table:style-name="ce1">
            <text:p>83</text:p>
          </table:table-cell>
          <table:table-cell office:value-type="float" office:value="3477" table:style-name="ce1">
            <text:p>3477</text:p>
          </table:table-cell>
          <table:table-cell office:value-type="float" office:value="932.95313253131803" table:style-name="ce1">
            <text:p>932.9531325</text:p>
          </table:table-cell>
          <table:table-cell office:value-type="float" office:value="0" table:style-name="ce1">
            <text:p>0</text:p>
          </table:table-cell>
          <table:table-cell office:value-type="float" office:value="0.464835215915957" table:style-name="ce1">
            <text:p>0.464835216</text:p>
          </table:table-cell>
          <table:table-cell office:value-type="float" office:value="0.16904749453818599" table:style-name="ce1">
            <text:p>0.169047495</text:p>
          </table:table-cell>
          <table:table-cell office:value-type="float" office:value="372.4" table:style-name="ce1">
            <text:p>372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fwpa2h1gy7b8hrovwtnmevvh</text:p>
          </table:table-cell>
          <table:table-cell office:value-type="float" office:value="20" table:style-name="ce1">
            <text:p>20</text:p>
          </table:table-cell>
          <table:table-cell office:value-type="float" office:value="1053" table:style-name="ce1">
            <text:p>1053</text:p>
          </table:table-cell>
          <table:table-cell office:value-type="float" office:value="430" table:style-name="ce1">
            <text:p>430</text:p>
          </table:table-cell>
          <table:table-cell office:value-type="float" office:value="2119" table:style-name="ce1">
            <text:p>2119</text:p>
          </table:table-cell>
          <table:table-cell office:value-type="float" office:value="516.89103300405498" table:style-name="ce1">
            <text:p>516.891033</text:p>
          </table:table-cell>
          <table:table-cell office:value-type="float" office:value="0" table:style-name="ce1">
            <text:p>0</text:p>
          </table:table-cell>
          <table:table-cell office:value-type="float" office:value="2.1563342318059302" table:style-name="ce1">
            <text:p>2.156334232</text:p>
          </table:table-cell>
          <table:table-cell office:value-type="float" office:value="56.151764656334201" table:style-name="ce1">
            <text:p>56.15176466</text:p>
          </table:table-cell>
          <table:table-cell office:value-type="float" office:value="26665.35" table:style-name="ce1">
            <text:p>26665.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</text:p>
          </table:table-cell>
          <table:table-cell office:value-type="float" office:value="120" table:style-name="ce1">
            <text:p>120</text:p>
          </table:table-cell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1713" table:style-name="ce1">
            <text:p>1713</text:p>
          </table:table-cell>
          <table:table-cell office:value-type="float" office:value="345.13190352868401" table:style-name="ce1">
            <text:p>345.1319035</text:p>
          </table:table-cell>
          <table:table-cell office:value-type="float" office:value="0" table:style-name="ce1">
            <text:p>0</text:p>
          </table:table-cell>
          <table:table-cell office:value-type="float" office:value="1.79648786622153" table:style-name="ce1">
            <text:p>1.796487866</text:p>
          </table:table-cell>
          <table:table-cell office:value-type="float" office:value="8.9222932448313497" table:style-name="ce1">
            <text:p>8.922293245</text:p>
          </table:table-cell>
          <table:table-cell office:value-type="float" office:value="5085.7166666666599" table:style-name="ce1">
            <text:p>5085.71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k4d9vnmrt3iv13flbhy3lmd3d</text:p>
          </table:table-cell>
          <table:table-cell office:value-type="float" office:value="20" table:style-name="ce1">
            <text:p>20</text:p>
          </table:table-cell>
          <table:table-cell office:value-type="float" office:value="798" table:style-name="ce1">
            <text:p>798</text:p>
          </table:table-cell>
          <table:table-cell office:value-type="float" office:value="30" table:style-name="ce1">
            <text:p>30</text:p>
          </table:table-cell>
          <table:table-cell office:value-type="float" office:value="1404" table:style-name="ce1">
            <text:p>1404</text:p>
          </table:table-cell>
          <table:table-cell office:value-type="float" office:value="377.31091622162199" table:style-name="ce1">
            <text:p>377.3109162</text:p>
          </table:table-cell>
          <table:table-cell office:value-type="float" office:value="0" table:style-name="ce1">
            <text:p>0</text:p>
          </table:table-cell>
          <table:table-cell office:value-type="float" office:value="2.8157116711248702" table:style-name="ce1">
            <text:p>2.815711671</text:p>
          </table:table-cell>
          <table:table-cell office:value-type="float" office:value="66.346856081937204" table:style-name="ce1">
            <text:p>66.34685608</text:p>
          </table:table-cell>
          <table:table-cell office:value-type="float" office:value="24128.6" table:style-name="ce1">
            <text:p>24128.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out</text:p>
          </table:table-cell>
          <table:table-cell office:value-type="float" office:value="260" table:style-name="ce1">
            <text:p>260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1365" table:style-name="ce1">
            <text:p>1365</text:p>
          </table:table-cell>
          <table:table-cell office:value-type="float" office:value="165.418320134423" table:style-name="ce1">
            <text:p>165.4183201</text:p>
          </table:table-cell>
          <table:table-cell office:value-type="float" office:value="0" table:style-name="ce1">
            <text:p>0</text:p>
          </table:table-cell>
          <table:table-cell office:value-type="float" office:value="3.9444141027974999" table:style-name="ce1">
            <text:p>3.944414103</text:p>
          </table:table-cell>
          <table:table-cell office:value-type="float" office:value="5.0114089333393999" table:style-name="ce1">
            <text:p>5.011408933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3204527104324777</text:p>
          </table:table-cell>
          <table:table-cell office:value-type="float" office:value="20" table:style-name="ce1">
            <text:p>20</text:p>
          </table:table-cell>
          <table:table-cell office:value-type="float" office:value="479" table:style-name="ce1">
            <text:p>479</text:p>
          </table:table-cell>
          <table:table-cell office:value-type="float" office:value="10" table:style-name="ce1">
            <text:p>10</text:p>
          </table:table-cell>
          <table:table-cell office:value-type="float" office:value="2869" table:style-name="ce1">
            <text:p>2869</text:p>
          </table:table-cell>
          <table:table-cell office:value-type="float" office:value="728.52269010649195" table:style-name="ce1">
            <text:p>728.5226901</text:p>
          </table:table-cell>
          <table:table-cell office:value-type="float" office:value="0" table:style-name="ce1">
            <text:p>0</text:p>
          </table:table-cell>
          <table:table-cell office:value-type="float" office:value="0.387792298444952" table:style-name="ce1">
            <text:p>0.387792298</text:p>
          </table:table-cell>
          <table:table-cell office:value-type="float" office:value="6.3338146401287404E-2" table:style-name="ce1">
            <text:p>0.063338146</text:p>
          </table:table-cell>
          <table:table-cell office:value-type="float" office:value="167.25" table:style-name="ce1">
            <text:p>167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yfgore4va7419us4zq9j3oy0</text:p>
          </table:table-cell>
          <table:table-cell office:value-type="float" office:value="20" table:style-name="ce1">
            <text:p>20</text:p>
          </table:table-cell>
          <table:table-cell office:value-type="float" office:value="1191" table:style-name="ce1">
            <text:p>1191</text:p>
          </table:table-cell>
          <table:table-cell office:value-type="float" office:value="64" table:style-name="ce1">
            <text:p>64</text:p>
          </table:table-cell>
          <table:table-cell office:value-type="float" office:value="3097" table:style-name="ce1">
            <text:p>3097</text:p>
          </table:table-cell>
          <table:table-cell office:value-type="float" office:value="680.68163630290405" table:style-name="ce1">
            <text:p>680.6816363</text:p>
          </table:table-cell>
          <table:table-cell office:value-type="float" office:value="0" table:style-name="ce1">
            <text:p>0</text:p>
          </table:table-cell>
          <table:table-cell office:value-type="float" office:value="1.6473107651758501" table:style-name="ce1">
            <text:p>1.647310765</text:p>
          </table:table-cell>
          <table:table-cell office:value-type="float" office:value="40.855880899431597" table:style-name="ce1">
            <text:p>40.8558809</text:p>
          </table:table-cell>
          <table:table-cell office:value-type="float" office:value="25396.799999999999" table:style-name="ce1">
            <text:p>25396.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8512238944246109</text:p>
          </table:table-cell>
          <table:table-cell office:value-type="float" office:value="20" table:style-name="ce1">
            <text:p>20</text:p>
          </table:table-cell>
          <table:table-cell office:value-type="float" office:value="283" table:style-name="ce1">
            <text:p>283</text:p>
          </table:table-cell>
          <table:table-cell office:value-type="float" office:value="12" table:style-name="ce1">
            <text:p>12</text:p>
          </table:table-cell>
          <table:table-cell office:value-type="float" office:value="1122" table:style-name="ce1">
            <text:p>1122</text:p>
          </table:table-cell>
          <table:table-cell office:value-type="float" office:value="269.707267236164" table:style-name="ce1">
            <text:p>269.7072672</text:p>
          </table:table-cell>
          <table:table-cell office:value-type="float" office:value="0" table:style-name="ce1">
            <text:p>0</text:p>
          </table:table-cell>
          <table:table-cell office:value-type="float" office:value="0.47875523638539702" table:style-name="ce1">
            <text:p>0.478755236</text:p>
          </table:table-cell>
          <table:table-cell office:value-type="float" office:value="4.3317063135846802E-2" table:style-name="ce1">
            <text:p>0.043317063</text:p>
          </table:table-cell>
          <table:table-cell office:value-type="float" office:value="92.65" table:style-name="ce1">
            <text:p>92.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part-task&amp;plan=mindalliance_com_channels_plans_acme&amp;v=1&amp;random=0.5398340337095703</text:p>
          </table:table-cell>
          <table:table-cell office:value-type="float" office:value="20" table:style-name="ce1">
            <text:p>20</text:p>
          </table:table-cell>
          <table:table-cell office:value-type="float" office:value="123" table:style-name="ce1">
            <text:p>123</text:p>
          </table:table-cell>
          <table:table-cell office:value-type="float" office:value="5" table:style-name="ce1">
            <text:p>5</text:p>
          </table:table-cell>
          <table:table-cell office:value-type="float" office:value="360" table:style-name="ce1">
            <text:p>360</text:p>
          </table:table-cell>
          <table:table-cell office:value-type="float" office:value="102.457112979041" table:style-name="ce1">
            <text:p>102.457113</text:p>
          </table:table-cell>
          <table:table-cell office:value-type="float" office:value="0" table:style-name="ce1">
            <text:p>0</text:p>
          </table:table-cell>
          <table:table-cell office:value-type="float" office:value="1.0368603867489199" table:style-name="ce1">
            <text:p>1.036860387</text:p>
          </table:table-cell>
          <table:table-cell office:value-type="float" office:value="7.4929363886152706E-2" table:style-name="ce1">
            <text:p>0.074929364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in.html</text:p>
          </table:table-cell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262" table:style-name="ce1">
            <text:p>262</text:p>
          </table:table-cell>
          <table:table-cell office:value-type="float" office:value="63.290912459846801" table:style-name="ce1">
            <text:p>63.29091246</text:p>
          </table:table-cell>
          <table:table-cell office:value-type="float" office:value="0" table:style-name="ce1">
            <text:p>0</text:p>
          </table:table-cell>
          <table:table-cell office:value-type="float" office:value="1.5288182235132199" table:style-name="ce1">
            <text:p>1.528818224</text:p>
          </table:table-cell>
          <table:table-cell office:value-type="float" office:value="2.3006922680018298" table:style-name="ce1">
            <text:p>2.300692268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dajple1n38z21f80szqtqd1c1</text:p>
          </table:table-cell>
          <table:table-cell office:value-type="float" office:value="20" table:style-name="ce1">
            <text:p>20</text:p>
          </table:table-cell>
          <table:table-cell office:value-type="float" office:value="1231" table:style-name="ce1">
            <text:p>1231</text:p>
          </table:table-cell>
          <table:table-cell office:value-type="float" office:value="482" table:style-name="ce1">
            <text:p>482</text:p>
          </table:table-cell>
          <table:table-cell office:value-type="float" office:value="2406" table:style-name="ce1">
            <text:p>2406</text:p>
          </table:table-cell>
          <table:table-cell office:value-type="float" office:value="528.64092491974202" table:style-name="ce1">
            <text:p>528.6409249</text:p>
          </table:table-cell>
          <table:table-cell office:value-type="float" office:value="0" table:style-name="ce1">
            <text:p>0</text:p>
          </table:table-cell>
          <table:table-cell office:value-type="float" office:value="1.7576236927673701" table:style-name="ce1">
            <text:p>1.757623693</text:p>
          </table:table-cell>
          <table:table-cell office:value-type="float" office:value="45.769276188592997" table:style-name="ce1">
            <text:p>45.76927619</text:p>
          </table:table-cell>
          <table:table-cell office:value-type="float" office:value="26665.4" table:style-name="ce1">
            <text:p>26665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receives-flows~div-flows-0-flow-channel~row-channels-editable~container-channels-0-medium&amp;plan=mindalliance_com_channels_plans_acme&amp;v=1&amp;random=0.9672337944744396</text:p>
          </table:table-cell>
          <table:table-cell office:value-type="float" office:value="20" table:style-name="ce1">
            <text:p>20</text:p>
          </table:table-cell>
          <table:table-cell office:value-type="float" office:value="833" table:style-name="ce1">
            <text:p>833</text:p>
          </table:table-cell>
          <table:table-cell office:value-type="float" office:value="5" table:style-name="ce1">
            <text:p>5</text:p>
          </table:table-cell>
          <table:table-cell office:value-type="float" office:value="3756" table:style-name="ce1">
            <text:p>3756</text:p>
          </table:table-cell>
          <table:table-cell office:value-type="float" office:value="1266.9308929456199" table:style-name="ce1">
            <text:p>1266.930893</text:p>
          </table:table-cell>
          <table:table-cell office:value-type="float" office:value="0" table:style-name="ce1">
            <text:p>0</text:p>
          </table:table-cell>
          <table:table-cell office:value-type="float" office:value="0.49846721331904298" table:style-name="ce1">
            <text:p>0.498467213</text:p>
          </table:table-cell>
          <table:table-cell office:value-type="float" office:value="9.0493217730478706E-2" table:style-name="ce1">
            <text:p>0.090493218</text:p>
          </table:table-cell>
          <table:table-cell office:value-type="float" office:value="185.9" table:style-name="ce1">
            <text:p>185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category&amp;plan=mindalliance_com_channels_plans_acme&amp;v=1&amp;random=0.1091478556111194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349" table:style-name="ce1">
            <text:p>349</text:p>
          </table:table-cell>
          <table:table-cell office:value-type="float" office:value="95.415342057763397" table:style-name="ce1">
            <text:p>95.41534206</text:p>
          </table:table-cell>
          <table:table-cell office:value-type="float" office:value="0" table:style-name="ce1">
            <text:p>0</text:p>
          </table:table-cell>
          <table:table-cell office:value-type="float" office:value="2.3571007660577399" table:style-name="ce1">
            <text:p>2.357100766</text:p>
          </table:table-cell>
          <table:table-cell office:value-type="float" office:value="1.3320841926929801" table:style-name="ce1">
            <text:p>1.332084193</text:p>
          </table:table-cell>
          <table:table-cell office:value-type="float" office:value="578.70000000000005" table:style-name="ce1">
            <text:p>578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5554567721024997</text:p>
          </table:table-cell>
          <table:table-cell office:value-type="float" office:value="20" table:style-name="ce1">
            <text:p>20</text:p>
          </table:table-cell>
          <table:table-cell office:value-type="float" office:value="284" table:style-name="ce1">
            <text:p>284</text:p>
          </table:table-cell>
          <table:table-cell office:value-type="float" office:value="14" table:style-name="ce1">
            <text:p>14</text:p>
          </table:table-cell>
          <table:table-cell office:value-type="float" office:value="1589" table:style-name="ce1">
            <text:p>1589</text:p>
          </table:table-cell>
          <table:table-cell office:value-type="float" office:value="407.92388995987898" table:style-name="ce1">
            <text:p>407.92389</text:p>
          </table:table-cell>
          <table:table-cell office:value-type="float" office:value="0" table:style-name="ce1">
            <text:p>0</text:p>
          </table:table-cell>
          <table:table-cell office:value-type="float" office:value="0.46574449257137501" table:style-name="ce1">
            <text:p>0.465744493</text:p>
          </table:table-cell>
          <table:table-cell office:value-type="float" office:value="4.2139870348376803E-2" table:style-name="ce1">
            <text:p>0.04213987</text:p>
          </table:table-cell>
          <table:table-cell office:value-type="float" office:value="92.65" table:style-name="ce1">
            <text:p>92.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level&amp;plan=mindalliance_com_channels_plans_acme&amp;v=1&amp;random=0.45959838512914863</text:p>
          </table:table-cell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368" table:style-name="ce1">
            <text:p>368</text:p>
          </table:table-cell>
          <table:table-cell office:value-type="float" office:value="113.763120122472" table:style-name="ce1">
            <text:p>113.7631201</text:p>
          </table:table-cell>
          <table:table-cell office:value-type="float" office:value="0" table:style-name="ce1">
            <text:p>0</text:p>
          </table:table-cell>
          <table:table-cell office:value-type="float" office:value="2.3691068467187799" table:style-name="ce1">
            <text:p>2.369106847</text:p>
          </table:table-cell>
          <table:table-cell office:value-type="float" office:value="1.3194351901208199" table:style-name="ce1">
            <text:p>1.31943519</text:p>
          </table:table-cell>
          <table:table-cell office:value-type="float" office:value="570.29999999999995" table:style-name="ce1">
            <text:p>570.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0-indicator-big~form-sg~editor-content-mo-aspect-name&amp;plan=mindalliance_com_channels_plans_acme&amp;v=1&amp;random=0.31634826157118556</text:p>
          </table:table-cell>
          <table:table-cell office:value-type="float" office:value="20" table:style-name="ce3">
            <text:p>20</text:p>
          </table:table-cell>
          <table:table-cell office:value-type="float" office:value="1215" table:style-name="ce3">
            <text:p>1215</text:p>
          </table:table-cell>
          <table:table-cell office:value-type="float" office:value="5" table:style-name="ce3">
            <text:p>5</text:p>
          </table:table-cell>
          <table:table-cell office:value-type="float" office:value="12295" table:style-name="ce3">
            <text:p>12295</text:p>
          </table:table-cell>
          <table:table-cell office:value-type="float" office:value="3266.8988548009802" table:style-name="ce3">
            <text:p>3266.898855</text:p>
          </table:table-cell>
          <table:table-cell office:value-type="float" office:value="0" table:style-name="ce3">
            <text:p>0</text:p>
          </table:table-cell>
          <table:table-cell office:value-type="float" office:value="0.41237963669354" table:style-name="ce3">
            <text:p>0.412379637</text:p>
          </table:table-cell>
          <table:table-cell office:value-type="float" office:value="1.4408318985958399" table:style-name="ce3">
            <text:p>1.440831899</text:p>
          </table:table-cell>
          <table:table-cell office:value-type="float" office:value="3577.8" table:style-name="ce3">
            <text:p>3577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5355217174345483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336" table:style-name="ce1">
            <text:p>336</text:p>
          </table:table-cell>
          <table:table-cell office:value-type="float" office:value="73.0102732497283" table:style-name="ce1">
            <text:p>73.01027325</text:p>
          </table:table-cell>
          <table:table-cell office:value-type="float" office:value="0" table:style-name="ce1">
            <text:p>0</text:p>
          </table:table-cell>
          <table:table-cell office:value-type="float" office:value="2.4423006472096702" table:style-name="ce1">
            <text:p>2.442300647</text:p>
          </table:table-cell>
          <table:table-cell office:value-type="float" office:value="1.4937625931127101" table:style-name="ce1">
            <text:p>1.493762593</text:p>
          </table:table-cell>
          <table:table-cell office:value-type="float" office:value="626.29999999999995" table:style-name="ce1">
            <text:p>626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230683438304528</text:p>
          </table:table-cell>
          <table:table-cell office:value-type="float" office:value="20" table:style-name="ce1">
            <text:p>20</text:p>
          </table:table-cell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291" table:style-name="ce1">
            <text:p>291</text:p>
          </table:table-cell>
          <table:table-cell office:value-type="float" office:value="81.490045404331397" table:style-name="ce1">
            <text:p>81.4900454</text:p>
          </table:table-cell>
          <table:table-cell office:value-type="float" office:value="0" table:style-name="ce1">
            <text:p>0</text:p>
          </table:table-cell>
          <table:table-cell office:value-type="float" office:value="2.3465915757362401" table:style-name="ce1">
            <text:p>2.346591576</text:p>
          </table:table-cell>
          <table:table-cell office:value-type="float" office:value="1.3935179074269599" table:style-name="ce1">
            <text:p>1.393517907</text:p>
          </table:table-cell>
          <table:table-cell office:value-type="float" office:value="608.1" table:style-name="ce1">
            <text:p>608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actor-name&amp;plan=mindalliance_com_channels_plans_acme&amp;v=1&amp;random=0.8728901411403002</text:p>
          </table:table-cell>
          <table:table-cell office:value-type="float" office:value="20" table:style-name="ce1">
            <text:p>20</text:p>
          </table:table-cell>
          <table:table-cell office:value-type="float" office:value="882" table:style-name="ce1">
            <text:p>882</text:p>
          </table:table-cell>
          <table:table-cell office:value-type="float" office:value="23" table:style-name="ce1">
            <text:p>23</text:p>
          </table:table-cell>
          <table:table-cell office:value-type="float" office:value="2405" table:style-name="ce1">
            <text:p>2405</text:p>
          </table:table-cell>
          <table:table-cell office:value-type="float" office:value="676.92172922724205" table:style-name="ce1">
            <text:p>676.9217292</text:p>
          </table:table-cell>
          <table:table-cell office:value-type="float" office:value="0" table:style-name="ce1">
            <text:p>0</text:p>
          </table:table-cell>
          <table:table-cell office:value-type="float" office:value="0.46873535202024902" table:style-name="ce1">
            <text:p>0.468735352</text:p>
          </table:table-cell>
          <table:table-cell office:value-type="float" office:value="0.17046586434798899" table:style-name="ce1">
            <text:p>0.170465864</text:p>
          </table:table-cell>
          <table:table-cell office:value-type="float" office:value="372.4" table:style-name="ce1">
            <text:p>372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phases-phasesDiv-phase-1-name~container-name~input&amp;plan=mindalliance_com_channels_plans_acme&amp;v=1&amp;random=0.9255854050076099</text:p>
          </table:table-cell>
          <table:table-cell office:value-type="float" office:value="20" table:style-name="ce1">
            <text:p>20</text:p>
          </table:table-cell>
          <table:table-cell office:value-type="float" office:value="224" table:style-name="ce1">
            <text:p>224</text:p>
          </table:table-cell>
          <table:table-cell office:value-type="float" office:value="5" table:style-name="ce1">
            <text:p>5</text:p>
          </table:table-cell>
          <table:table-cell office:value-type="float" office:value="1281" table:style-name="ce1">
            <text:p>1281</text:p>
          </table:table-cell>
          <table:table-cell office:value-type="float" office:value="351.94141557935399" table:style-name="ce1">
            <text:p>351.9414156</text:p>
          </table:table-cell>
          <table:table-cell office:value-type="float" office:value="0" table:style-name="ce1">
            <text:p>0</text:p>
          </table:table-cell>
          <table:table-cell office:value-type="float" office:value="1.1049723756906" table:style-name="ce1">
            <text:p>1.104972376</text:p>
          </table:table-cell>
          <table:table-cell office:value-type="float" office:value="7.9851519337016494E-2" table:style-name="ce1">
            <text:p>0.07985151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88uf1260x9wbp3hqcdivs2y3</text:p>
          </table:table-cell>
          <table:table-cell office:value-type="float" office:value="20" table:style-name="ce1">
            <text:p>20</text:p>
          </table:table-cell>
          <table:table-cell office:value-type="float" office:value="1073" table:style-name="ce1">
            <text:p>1073</text:p>
          </table:table-cell>
          <table:table-cell office:value-type="float" office:value="240" table:style-name="ce1">
            <text:p>240</text:p>
          </table:table-cell>
          <table:table-cell office:value-type="float" office:value="2297" table:style-name="ce1">
            <text:p>2297</text:p>
          </table:table-cell>
          <table:table-cell office:value-type="float" office:value="554.94201498895302" table:style-name="ce1">
            <text:p>554.942015</text:p>
          </table:table-cell>
          <table:table-cell office:value-type="float" office:value="0" table:style-name="ce1">
            <text:p>0</text:p>
          </table:table-cell>
          <table:table-cell office:value-type="float" office:value="1.7599436818021801" table:style-name="ce1">
            <text:p>1.759943682</text:p>
          </table:table-cell>
          <table:table-cell office:value-type="float" office:value="45.829002221928803" table:style-name="ce1">
            <text:p>45.82900222</text:p>
          </table:table-cell>
          <table:table-cell office:value-type="float" office:value="26665" table:style-name="ce1">
            <text:p>266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817006727318125</text:p>
          </table:table-cell>
          <table:table-cell office:value-type="float" office:value="20" table:style-name="ce1">
            <text:p>20</text:p>
          </table:table-cell>
          <table:table-cell office:value-type="float" office:value="317" table:style-name="ce1">
            <text:p>317</text:p>
          </table:table-cell>
          <table:table-cell office:value-type="float" office:value="13" table:style-name="ce1">
            <text:p>13</text:p>
          </table:table-cell>
          <table:table-cell office:value-type="float" office:value="1256" table:style-name="ce1">
            <text:p>1256</text:p>
          </table:table-cell>
          <table:table-cell office:value-type="float" office:value="421.42151107887202" table:style-name="ce1">
            <text:p>421.4215111</text:p>
          </table:table-cell>
          <table:table-cell office:value-type="float" office:value="0" table:style-name="ce1">
            <text:p>0</text:p>
          </table:table-cell>
          <table:table-cell office:value-type="float" office:value="0.43495280762037303" table:style-name="ce1">
            <text:p>0.434952808</text:p>
          </table:table-cell>
          <table:table-cell office:value-type="float" office:value="7.8962623961550099E-2" table:style-name="ce1">
            <text:p>0.078962624</text:p>
          </table:table-cell>
          <table:table-cell office:value-type="float" office:value="185.9" table:style-name="ce1">
            <text:p>185.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2-1.IBehaviorListener.3-indicator-big~form-segment-part-location-named-name&amp;plan=mindalliance_com_channels_plans_acme&amp;v=1&amp;random=0.8564965901059878</text:p>
          </table:table-cell>
          <table:table-cell office:value-type="float" office:value="20" table:style-name="ce3">
            <text:p>20</text:p>
          </table:table-cell>
          <table:table-cell office:value-type="float" office:value="9769" table:style-name="ce3">
            <text:p>9769</text:p>
          </table:table-cell>
          <table:table-cell office:value-type="float" office:value="16" table:style-name="ce3">
            <text:p>16</text:p>
          </table:table-cell>
          <table:table-cell office:value-type="float" office:value="23489" table:style-name="ce3">
            <text:p>23489</text:p>
          </table:table-cell>
          <table:table-cell office:value-type="float" office:value="8824.9946882420209" table:style-name="ce3">
            <text:p>8824.994688</text:p>
          </table:table-cell>
          <table:table-cell office:value-type="float" office:value="0" table:style-name="ce3">
            <text:p>0</text:p>
          </table:table-cell>
          <table:table-cell office:value-type="float" office:value="0.41001250538141398" table:style-name="ce3">
            <text:p>0.410012505</text:p>
          </table:table-cell>
          <table:table-cell office:value-type="float" office:value="9.7497890677853096" table:style-name="ce3">
            <text:p>9.749789068</text:p>
          </table:table-cell>
          <table:table-cell office:value-type="float" office:value="24349.95" table:style-name="ce3">
            <text:p>24349.9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3-indicator-big~form-segment-part-role-name&amp;plan=mindalliance_com_channels_plans_acme&amp;v=1&amp;random=0.9530176571298307</text:p>
          </table:table-cell>
          <table:table-cell office:value-type="float" office:value="20" table:style-name="ce1">
            <text:p>20</text:p>
          </table:table-cell>
          <table:table-cell office:value-type="float" office:value="936" table:style-name="ce1">
            <text:p>936</text:p>
          </table:table-cell>
          <table:table-cell office:value-type="float" office:value="6" table:style-name="ce1">
            <text:p>6</text:p>
          </table:table-cell>
          <table:table-cell office:value-type="float" office:value="2474" table:style-name="ce1">
            <text:p>2474</text:p>
          </table:table-cell>
          <table:table-cell office:value-type="float" office:value="786.00576333764798" table:style-name="ce1">
            <text:p>786.0057633</text:p>
          </table:table-cell>
          <table:table-cell office:value-type="float" office:value="0" table:style-name="ce1">
            <text:p>0</text:p>
          </table:table-cell>
          <table:table-cell office:value-type="float" office:value="0.48045739544045901" table:style-name="ce1">
            <text:p>0.480457395</text:p>
          </table:table-cell>
          <table:table-cell office:value-type="float" office:value="0.174728841857448" table:style-name="ce1">
            <text:p>0.174728842</text:p>
          </table:table-cell>
          <table:table-cell office:value-type="float" office:value="372.4" table:style-name="ce1">
            <text:p>372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15250986255226018</text:p>
          </table:table-cell>
          <table:table-cell office:value-type="float" office:value="20" table:style-name="ce1">
            <text:p>20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402" table:style-name="ce1">
            <text:p>402</text:p>
          </table:table-cell>
          <table:table-cell office:value-type="float" office:value="117.707890559639" table:style-name="ce1">
            <text:p>117.7078906</text:p>
          </table:table-cell>
          <table:table-cell office:value-type="float" office:value="0" table:style-name="ce1">
            <text:p>0</text:p>
          </table:table-cell>
          <table:table-cell office:value-type="float" office:value="1.1773709307117199" table:style-name="ce1">
            <text:p>1.177370931</text:p>
          </table:table-cell>
          <table:table-cell office:value-type="float" office:value="8.5083446164714194E-2" table:style-name="ce1">
            <text:p>0.08508344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05316723524283795</text:p>
          </table:table-cell>
          <table:table-cell office:value-type="float" office:value="20" table:style-name="ce1">
            <text:p>20</text:p>
          </table:table-cell>
          <table:table-cell office:value-type="float" office:value="788" table:style-name="ce1">
            <text:p>788</text:p>
          </table:table-cell>
          <table:table-cell office:value-type="float" office:value="15" table:style-name="ce1">
            <text:p>15</text:p>
          </table:table-cell>
          <table:table-cell office:value-type="float" office:value="2113" table:style-name="ce1">
            <text:p>2113</text:p>
          </table:table-cell>
          <table:table-cell office:value-type="float" office:value="569.92668607462099" table:style-name="ce1">
            <text:p>569.9266861</text:p>
          </table:table-cell>
          <table:table-cell office:value-type="float" office:value="0" table:style-name="ce1">
            <text:p>0</text:p>
          </table:table-cell>
          <table:table-cell office:value-type="float" office:value="0.40390169032857398" table:style-name="ce1">
            <text:p>0.40390169</text:p>
          </table:table-cell>
          <table:table-cell office:value-type="float" office:value="0.146887685037461" table:style-name="ce1">
            <text:p>0.146887685</text:p>
          </table:table-cell>
          <table:table-cell office:value-type="float" office:value="372.4" table:style-name="ce1">
            <text:p>372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2-1.IBehaviorListener.0-indicator-big~form-plan-content-mo-aspect-indexed&amp;plan=mindalliance_com_channels_plans_acme&amp;v=1&amp;random=0.1530654744147505</text:p>
          </table:table-cell>
          <table:table-cell office:value-type="float" office:value="20" table:style-name="ce1">
            <text:p>20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office:value-type="float" office:value="1190" table:style-name="ce1">
            <text:p>1190</text:p>
          </table:table-cell>
          <table:table-cell office:value-type="float" office:value="247.71703110605799" table:style-name="ce1">
            <text:p>247.7170311</text:p>
          </table:table-cell>
          <table:table-cell office:value-type="float" office:value="0" table:style-name="ce1">
            <text:p>0</text:p>
          </table:table-cell>
          <table:table-cell office:value-type="float" office:value="0.35218088010001902" table:style-name="ce1">
            <text:p>0.35218088</text:p>
          </table:table-cell>
          <table:table-cell office:value-type="float" office:value="2.5102517653066601" table:style-name="ce1">
            <text:p>2.510251765</text:p>
          </table:table-cell>
          <table:table-cell office:value-type="float" office:value="7298.8" table:style-name="ce1">
            <text:p>7298.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32993887581413595</text:p>
          </table:table-cell>
          <table:table-cell office:value-type="float" office:value="20" table:style-name="ce1">
            <text:p>20</text:p>
          </table:table-cell>
          <table:table-cell office:value-type="float" office:value="608" table:style-name="ce1">
            <text:p>608</text:p>
          </table:table-cell>
          <table:table-cell office:value-type="float" office:value="31" table:style-name="ce1">
            <text:p>31</text:p>
          </table:table-cell>
          <table:table-cell office:value-type="float" office:value="1583" table:style-name="ce1">
            <text:p>1583</text:p>
          </table:table-cell>
          <table:table-cell office:value-type="float" office:value="505.016957636077" table:style-name="ce1">
            <text:p>505.0169576</text:p>
          </table:table-cell>
          <table:table-cell office:value-type="float" office:value="0" table:style-name="ce1">
            <text:p>0</text:p>
          </table:table-cell>
          <table:table-cell office:value-type="float" office:value="0.47586190487520502" table:style-name="ce1">
            <text:p>0.475861905</text:p>
          </table:table-cell>
          <table:table-cell office:value-type="float" office:value="0.17305759118703701" table:style-name="ce1">
            <text:p>0.173057591</text:p>
          </table:table-cell>
          <table:table-cell office:value-type="float" office:value="372.4" table:style-name="ce1">
            <text:p>372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2-1.IBehaviorListener.1-indicator-big~form-entity-content-mo-aspect-mo~details-name&amp;plan=mindalliance_com_channels_plans_acme&amp;v=1&amp;random=0.33286043524759945</text:p>
          </table:table-cell>
          <table:table-cell office:value-type="float" office:value="20" table:style-name="ce1">
            <text:p>20</text:p>
          </table:table-cell>
          <table:table-cell office:value-type="float" office:value="431" table:style-name="ce1">
            <text:p>431</text:p>
          </table:table-cell>
          <table:table-cell office:value-type="float" office:value="8" table:style-name="ce1">
            <text:p>8</text:p>
          </table:table-cell>
          <table:table-cell office:value-type="float" office:value="2103" table:style-name="ce1">
            <text:p>2103</text:p>
          </table:table-cell>
          <table:table-cell office:value-type="float" office:value="478.82298138247199" table:style-name="ce1">
            <text:p>478.8229814</text:p>
          </table:table-cell>
          <table:table-cell office:value-type="float" office:value="0" table:style-name="ce1">
            <text:p>0</text:p>
          </table:table-cell>
          <table:table-cell office:value-type="float" office:value="0.33360021350413599" table:style-name="ce1">
            <text:p>0.333600214</text:p>
          </table:table-cell>
          <table:table-cell office:value-type="float" office:value="0.80334449851547896" table:style-name="ce1">
            <text:p>0.803344499</text:p>
          </table:table-cell>
          <table:table-cell office:value-type="float" office:value="2465.9" table:style-name="ce1">
            <text:p>2465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part-task&amp;plan=mindalliance_com_channels_plans_acme&amp;v=1&amp;random=0.7243029132665229</text:p>
          </table:table-cell>
          <table:table-cell office:value-type="float" office:value="20" table:style-name="ce1">
            <text:p>20</text:p>
          </table:table-cell>
          <table:table-cell office:value-type="float" office:value="716" table:style-name="ce1">
            <text:p>716</text:p>
          </table:table-cell>
          <table:table-cell office:value-type="float" office:value="26" table:style-name="ce1">
            <text:p>26</text:p>
          </table:table-cell>
          <table:table-cell office:value-type="float" office:value="2195" table:style-name="ce1">
            <text:p>2195</text:p>
          </table:table-cell>
          <table:table-cell office:value-type="float" office:value="618.15145999989295" table:style-name="ce1">
            <text:p>618.15146</text:p>
          </table:table-cell>
          <table:table-cell office:value-type="float" office:value="0" table:style-name="ce1">
            <text:p>0</text:p>
          </table:table-cell>
          <table:table-cell office:value-type="float" office:value="0.50819463854656299" table:style-name="ce1">
            <text:p>0.508194639</text:p>
          </table:table-cell>
          <table:table-cell office:value-type="float" office:value="0.15704901696099599" table:style-name="ce1">
            <text:p>0.157049017</text:p>
          </table:table-cell>
          <table:table-cell office:value-type="float" office:value="316.45" table:style-name="ce1">
            <text:p>31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receives-flows~div-flows-0-flow-name&amp;plan=mindalliance_com_channels_plans_acme&amp;v=1&amp;random=0.9961186264998769</text:p>
          </table:table-cell>
          <table:table-cell office:value-type="float" office:value="20" table:style-name="ce1">
            <text:p>20</text:p>
          </table:table-cell>
          <table:table-cell office:value-type="float" office:value="372" table:style-name="ce1">
            <text:p>372</text:p>
          </table:table-cell>
          <table:table-cell office:value-type="float" office:value="27" table:style-name="ce1">
            <text:p>27</text:p>
          </table:table-cell>
          <table:table-cell office:value-type="float" office:value="990" table:style-name="ce1">
            <text:p>990</text:p>
          </table:table-cell>
          <table:table-cell office:value-type="float" office:value="302.67677066468099" table:style-name="ce1">
            <text:p>302.6767707</text:p>
          </table:table-cell>
          <table:table-cell office:value-type="float" office:value="0" table:style-name="ce1">
            <text:p>0</text:p>
          </table:table-cell>
          <table:table-cell office:value-type="float" office:value="0.34701136462219101" table:style-name="ce1">
            <text:p>0.347011365</text:p>
          </table:table-cell>
          <table:table-cell office:value-type="float" office:value="0.10723803352997301" table:style-name="ce1">
            <text:p>0.107238034</text:p>
          </table:table-cell>
          <table:table-cell office:value-type="float" office:value="316.45" table:style-name="ce1">
            <text:p>31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receives-flows~div-flows-0-flow-other-firstChoice&amp;plan=mindalliance_com_channels_plans_acme&amp;v=1&amp;random=0.7289897530927046</text:p>
          </table:table-cell>
          <table:table-cell office:value-type="float" office:value="20" table:style-name="ce1">
            <text:p>20</text:p>
          </table:table-cell>
          <table:table-cell office:value-type="float" office:value="406" table:style-name="ce1">
            <text:p>406</text:p>
          </table:table-cell>
          <table:table-cell office:value-type="float" office:value="10" table:style-name="ce1">
            <text:p>10</text:p>
          </table:table-cell>
          <table:table-cell office:value-type="float" office:value="1169" table:style-name="ce1">
            <text:p>1169</text:p>
          </table:table-cell>
          <table:table-cell office:value-type="float" office:value="335.87213340793801" table:style-name="ce1">
            <text:p>335.8721334</text:p>
          </table:table-cell>
          <table:table-cell office:value-type="float" office:value="0" table:style-name="ce1">
            <text:p>0</text:p>
          </table:table-cell>
          <table:table-cell office:value-type="float" office:value="0.336774041456884" table:style-name="ce1">
            <text:p>0.336774041</text:p>
          </table:table-cell>
          <table:table-cell office:value-type="float" office:value="0.10407436076077201" table:style-name="ce1">
            <text:p>0.104074361</text:p>
          </table:table-cell>
          <table:table-cell office:value-type="float" office:value="316.45" table:style-name="ce1">
            <text:p>31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receives-flows~div-flows-0-flow-other-secondChoice-secondChoice~input&amp;plan=mindalliance_com_channels_plans_acme&amp;v=1&amp;random=0.9273108944342668</text:p>
          </table:table-cell>
          <table:table-cell office:value-type="float" office:value="20" table:style-name="ce1">
            <text:p>20</text:p>
          </table:table-cell>
          <table:table-cell office:value-type="float" office:value="360" table:style-name="ce1">
            <text:p>360</text:p>
          </table:table-cell>
          <table:table-cell office:value-type="float" office:value="33" table:style-name="ce1">
            <text:p>33</text:p>
          </table:table-cell>
          <table:table-cell office:value-type="float" office:value="1314" table:style-name="ce1">
            <text:p>1314</text:p>
          </table:table-cell>
          <table:table-cell office:value-type="float" office:value="324.02285413223501" table:style-name="ce1">
            <text:p>324.0228541</text:p>
          </table:table-cell>
          <table:table-cell office:value-type="float" office:value="0" table:style-name="ce1">
            <text:p>0</text:p>
          </table:table-cell>
          <table:table-cell office:value-type="float" office:value="0.33295598321901798" table:style-name="ce1">
            <text:p>0.332955983</text:p>
          </table:table-cell>
          <table:table-cell office:value-type="float" office:value="0.10289445399380701" table:style-name="ce1">
            <text:p>0.102894454</text:p>
          </table:table-cell>
          <table:table-cell office:value-type="float" office:value="316.45" table:style-name="ce1">
            <text:p>31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receives-flows~div-flows-0-flow-name&amp;plan=mindalliance_com_channels_plans_acme&amp;v=1&amp;random=0.42601939857135795</text:p>
          </table:table-cell>
          <table:table-cell office:value-type="float" office:value="20" table:style-name="ce1">
            <text:p>20</text:p>
          </table:table-cell>
          <table:table-cell office:value-type="float" office:value="228" table:style-name="ce1">
            <text:p>228</text:p>
          </table:table-cell>
          <table:table-cell office:value-type="float" office:value="12" table:style-name="ce1">
            <text:p>12</text:p>
          </table:table-cell>
          <table:table-cell office:value-type="float" office:value="711" table:style-name="ce1">
            <text:p>711</text:p>
          </table:table-cell>
          <table:table-cell office:value-type="float" office:value="211.26994580394" table:style-name="ce1">
            <text:p>211.2699458</text:p>
          </table:table-cell>
          <table:table-cell office:value-type="float" office:value="0" table:style-name="ce1">
            <text:p>0</text:p>
          </table:table-cell>
          <table:table-cell office:value-type="float" office:value="0.33492983220015399" table:style-name="ce1">
            <text:p>0.334929832</text:p>
          </table:table-cell>
          <table:table-cell office:value-type="float" office:value="0.103504438866932" table:style-name="ce1">
            <text:p>0.103504439</text:p>
          </table:table-cell>
          <table:table-cell office:value-type="float" office:value="316.45" table:style-name="ce1">
            <text:p>31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27101683329172144</text:p>
          </table:table-cell>
          <table:table-cell office:value-type="float" office:value="20" table:style-name="ce1">
            <text:p>20</text:p>
          </table:table-cell>
          <table:table-cell office:value-type="float" office:value="1606" table:style-name="ce1">
            <text:p>1606</text:p>
          </table:table-cell>
          <table:table-cell office:value-type="float" office:value="67" table:style-name="ce1">
            <text:p>67</text:p>
          </table:table-cell>
          <table:table-cell office:value-type="float" office:value="7687" table:style-name="ce1">
            <text:p>7687</text:p>
          </table:table-cell>
          <table:table-cell office:value-type="float" office:value="1562.3927003157601" table:style-name="ce1">
            <text:p>1562.3927</text:p>
          </table:table-cell>
          <table:table-cell office:value-type="float" office:value="0" table:style-name="ce1">
            <text:p>0</text:p>
          </table:table-cell>
          <table:table-cell office:value-type="float" office:value="0.93923170846247706" table:style-name="ce1">
            <text:p>0.939231708</text:p>
          </table:table-cell>
          <table:table-cell office:value-type="float" office:value="1.2852523744951601" table:style-name="ce1">
            <text:p>1.285252374</text:p>
          </table:table-cell>
          <table:table-cell office:value-type="float" office:value="1401.25" table:style-name="ce1">
            <text:p>1401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914659988549918</text:p>
          </table:table-cell>
          <table:table-cell office:value-type="float" office:value="20" table:style-name="ce1">
            <text:p>20</text:p>
          </table:table-cell>
          <table:table-cell office:value-type="float" office:value="451" table:style-name="ce1">
            <text:p>451</text:p>
          </table:table-cell>
          <table:table-cell office:value-type="float" office:value="89" table:style-name="ce1">
            <text:p>89</text:p>
          </table:table-cell>
          <table:table-cell office:value-type="float" office:value="1369" table:style-name="ce1">
            <text:p>1369</text:p>
          </table:table-cell>
          <table:table-cell office:value-type="float" office:value="355.173264055728" table:style-name="ce1">
            <text:p>355.1732641</text:p>
          </table:table-cell>
          <table:table-cell office:value-type="float" office:value="0" table:style-name="ce1">
            <text:p>0</text:p>
          </table:table-cell>
          <table:table-cell office:value-type="float" office:value="0.82253752827472704" table:style-name="ce1">
            <text:p>0.822537528</text:p>
          </table:table-cell>
          <table:table-cell office:value-type="float" office:value="0.35905690931523698" table:style-name="ce1">
            <text:p>0.359056909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060" table:style-name="ce3">
            <text:p>5060</text:p>
          </table:table-cell>
          <table:table-cell office:value-type="float" office:value="1375" table:style-name="ce3">
            <text:p>1375</text:p>
          </table:table-cell>
          <table:table-cell office:value-type="float" office:value="2" table:style-name="ce3">
            <text:p>2</text:p>
          </table:table-cell>
          <table:table-cell office:value-type="float" office:value="27192" table:style-name="ce3">
            <text:p>27192</text:p>
          </table:table-cell>
          <table:table-cell office:value-type="float" office:value="3017.2526533927999" table:style-name="ce3">
            <text:p>3017.252653</text:p>
          </table:table-cell>
          <table:table-cell office:value-type="float" office:value="3.3596837944663998E-3" table:style-name="ce3">
            <text:p>0.003359684</text:p>
          </table:table-cell>
          <table:table-cell office:value-type="float" office:value="75.093124378552403" table:style-name="ce3">
            <text:p>75.09312438</text:p>
          </table:table-cell>
          <table:table-cell office:value-type="float" office:value="1172.3616798051801" table:style-name="ce3">
            <text:p>1172.36168</text:p>
          </table:table-cell>
          <table:table-cell office:value-type="float" office:value="15986.7946640316" table:style-name="ce3">
            <text:p>15986.79466</text:p>
          </table:table-cell>
          <table:table-cell table:number-columns-repeated="16374" table:style-name="ce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31:59Z</meta:creation-date>
    <dc:date>2012-02-09T11:32:13Z</dc:date>
  </office:meta>
</office:document-meta>
</file>